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f3ef3" officeooo:paragraph-rsid="000f3ef3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que se segue é <text:span text:style-name="T1">uma pequena história política</text:span>. Ela tenta identificar os elementos principais do que se tornou o esfacelamento do mundo petista de Dilma Rousseff, no início do quarto mandato presidencial consecutivo do Partido dos Trabalhadores.</text:p>
      <text:p text:style-name="P1"/>
      <text:p text:style-name="P1">São <text:span text:style-name="T1">fatores</text:span> de política — de <text:span text:style-name="T1">política tradicional</text:span> — que serão lembrados aqui. Esta história recente, delimitada por <text:span text:style-name="T1">um ponto de vista do presente</text:span> e evocada em imagens condensadas do processo, no momento mesmo do seu gume mais afiado, também busca completar algo do desenho anterior que realizei a respeito do político Luis Inácio Lula da Silva. Ele poderá ser observado, agora, pelo prisma dos resultados trágicos de suas próprias decisões, quando tomadas de modo que poderíamos chamar <text:span text:style-name="T1">narcísico</text:span>, e considerando-se o sentido das coisas que cercaram o governo Dilma Rousseff também como parte da ação política do próprio ex-Presidente. Este processo histórico, mesmo que a posteriori, ainda realiza uma última faceta de seu sembla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6T11:38:10.924429656</dc:date>
    <meta:editing-duration>PT1M37S</meta:editing-duration>
    <meta:editing-cycles>1</meta:editing-cycles>
    <meta:document-statistic meta:table-count="0" meta:image-count="0" meta:object-count="0" meta:page-count="1" meta:paragraph-count="2" meta:word-count="151" meta:character-count="978" meta:non-whitespace-character-count="827"/>
    <meta:generator>LibreOffice/4.4.2.2$Linux_X86_64 LibreOffice_project/40m0$Build-2</meta:generator>
  </office:meta>
</office:document-meta>
</file>